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514cm" loext:decorative="false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ffffff" loext:fill-use-slide-background="false" draw:textarea-horizontal-align="justify" draw:textarea-vertical-align="middle" draw:auto-grow-height="false" fo:min-height="8.466cm" fo:min-width="6.466cm" fo:padding-top="0.142cm" fo:padding-bottom="0.142cm" fo:padding-left="0.267cm" fo:padding-right="0.267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5.337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288cm" loext:decorative="false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2.414cm" loext:decorative="false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2.358cm" fo:min-width="0cm" fo:padding-top="0.142cm" fo:padding-bottom="0.142cm" fo:padding-left="0.267cm" fo:padding-right="0.267cm" fo:wrap-option="wrap" loext:decorative="false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2.324cm" fo:min-width="0cm" fo:padding-top="0.142cm" fo:padding-bottom="0.142cm" fo:padding-left="0.267cm" fo:padding-right="0.267cm" fo:wrap-option="wrap" loext:decorative="false"/>
    </style:style>
    <style:style style:name="P1" style:family="paragraph">
      <loext:graphic-properties draw:fill="none" draw:fill-color="#ffffff"/>
      <style:text-properties style:font-name="Liberation Mono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Liberation Mono" fo:font-size="14pt" style:font-size-asian="14pt" style:font-size-complex="14pt"/>
    </style:style>
    <style:style style:name="T1" style:family="text">
      <style:text-properties style:font-name="Liberation Mono" fo:font-size="14pt" style:font-size-asian="14pt" style:font-size-complex="14pt"/>
    </style:style>
    <style:style style:name="T2" style:family="text">
      <style:text-properties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014cm" svg:height="0.81cm" svg:x="1.75cm" svg:y="4cm">
          <draw:text-box>
            <text:p><text:span text:style-name="T1">A_CLK</text:span></text:p>
          </draw:text-box>
        </draw:frame>
        <draw:custom-shape draw:style-name="gr2" draw:text-style-name="P2" draw:layer="layout" svg:width="7cm" svg:height="8.75cm" svg:x="4.5cm" svg:y="2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5.837cm" svg:height="0.971cm" svg:x="5.163cm" svg:y="2.279cm">
          <draw:text-box>
            <text:p><text:span text:style-name="T2">RAM_32x4_2R_1W</text:span></text:p>
          </draw:text-box>
        </draw:frame>
        <draw:frame draw:style-name="gr4" draw:text-style-name="P1" draw:layer="layout" svg:width="2.788cm" svg:height="0.971cm" draw:transform="rotate (1.5707963267949) translate (5.729cm 7.288cm)">
          <draw:text-box>
            <text:p><text:span text:style-name="T2">PORT A</text:span></text:p>
          </draw:text-box>
        </draw:frame>
        <draw:frame draw:style-name="gr4" draw:text-style-name="P1" draw:layer="layout" svg:width="2.788cm" svg:height="0.971cm" draw:transform="rotate (1.5707963267949) translate (9.538cm 10.038cm)">
          <draw:text-box>
            <text:p><text:span text:style-name="T2">PORT C</text:span></text:p>
          </draw:text-box>
        </draw:frame>
        <draw:line draw:style-name="gr5" draw:text-style-name="P3" draw:layer="layout" svg:x1="4.5cm" svg:y1="4.75cm" svg:x2="2cm" svg:y2="4.75cm">
          <text:p/>
        </draw:line>
        <draw:frame draw:style-name="gr6" draw:text-style-name="P4" draw:layer="layout" svg:width="2.914cm" svg:height="0.81cm" svg:x="1.75cm" svg:y="4.75cm">
          <draw:text-box>
            <text:p><text:span text:style-name="T1">A_ADDR</text:span></text:p>
          </draw:text-box>
        </draw:frame>
        <draw:line draw:style-name="gr5" draw:text-style-name="P3" draw:layer="layout" svg:x1="4.5cm" svg:y1="5.529cm" svg:x2="2cm" svg:y2="5.529cm">
          <text:p/>
        </draw:line>
        <draw:frame draw:style-name="gr1" draw:text-style-name="P4" draw:layer="layout" svg:width="2.014cm" svg:height="0.81cm" svg:x="1.75cm" svg:y="5.5cm">
          <draw:text-box>
            <text:p><text:span text:style-name="T1">A_WEN</text:span></text:p>
          </draw:text-box>
        </draw:frame>
        <draw:line draw:style-name="gr5" draw:text-style-name="P3" draw:layer="layout" svg:x1="4.5cm" svg:y1="6.25cm" svg:x2="2cm" svg:y2="6.25cm">
          <text:p/>
        </draw:line>
        <draw:frame draw:style-name="gr1" draw:text-style-name="P4" draw:layer="layout" svg:width="2.014cm" svg:height="0.81cm" svg:x="1.75cm" svg:y="6.25cm">
          <draw:text-box>
            <text:p><text:span text:style-name="T1">A_DIN</text:span></text:p>
          </draw:text-box>
        </draw:frame>
        <draw:line draw:style-name="gr5" draw:text-style-name="P3" draw:layer="layout" svg:x1="4.5cm" svg:y1="7.029cm" svg:x2="2cm" svg:y2="7.029cm">
          <text:p/>
        </draw:line>
        <draw:frame draw:style-name="gr1" draw:text-style-name="P1" draw:layer="layout" svg:width="2.014cm" svg:height="0.81cm" svg:x="11.572cm" svg:y="3.25cm">
          <draw:text-box>
            <text:p><text:span text:style-name="T1">B_CLK</text:span></text:p>
          </draw:text-box>
        </draw:frame>
        <draw:line draw:style-name="gr5" draw:text-style-name="P3" draw:layer="layout" svg:x1="14cm" svg:y1="4cm" svg:x2="11.5cm" svg:y2="4cm">
          <text:p/>
        </draw:line>
        <draw:frame draw:style-name="gr6" draw:text-style-name="P4" draw:layer="layout" svg:width="2.914cm" svg:height="0.81cm" svg:x="11.586cm" svg:y="4cm">
          <draw:text-box>
            <text:p><text:span text:style-name="T1">B_ADDR</text:span></text:p>
          </draw:text-box>
        </draw:frame>
        <draw:line draw:style-name="gr5" draw:text-style-name="P3" draw:layer="layout" svg:x1="14cm" svg:y1="4.779cm" svg:x2="11.5cm" svg:y2="4.779cm">
          <text:p/>
        </draw:line>
        <draw:frame draw:style-name="gr1" draw:text-style-name="P4" draw:layer="layout" svg:width="2.014cm" svg:height="0.81cm" svg:x="11.572cm" svg:y="4.75cm">
          <draw:text-box>
            <text:p><text:span text:style-name="T1">B_REN</text:span></text:p>
          </draw:text-box>
        </draw:frame>
        <draw:line draw:style-name="gr5" draw:text-style-name="P3" draw:layer="layout" svg:x1="14cm" svg:y1="5.5cm" svg:x2="11.5cm" svg:y2="5.5cm">
          <text:p/>
        </draw:line>
        <draw:frame draw:style-name="gr1" draw:text-style-name="P4" draw:layer="layout" svg:width="2.014cm" svg:height="0.81cm" svg:x="11.572cm" svg:y="5.5cm">
          <draw:text-box>
            <text:p><text:span text:style-name="T1">B_OUT</text:span></text:p>
          </draw:text-box>
        </draw:frame>
        <draw:line draw:style-name="gr5" draw:text-style-name="P3" draw:layer="layout" svg:x1="14cm" svg:y1="6.279cm" svg:x2="11.5cm" svg:y2="6.279cm">
          <text:p/>
        </draw:line>
        <draw:custom-shape draw:style-name="gr7" draw:text-style-name="P3" draw:layer="layout" svg:width="0.75cm" svg:height="2.75cm" svg:x="4.75cm" svg:y="4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right $1" draw:handle-position-x="right" draw:handle-position-y="$1"/>
          </draw:enhanced-geometry>
        </draw:custom-shape>
        <draw:frame draw:style-name="gr1" draw:text-style-name="P1" draw:layer="layout" svg:width="2.014cm" svg:height="0.81cm" svg:x="11.572cm" svg:y="6.75cm">
          <draw:text-box>
            <text:p><text:span text:style-name="T1">C_CLK</text:span></text:p>
          </draw:text-box>
        </draw:frame>
        <draw:line draw:style-name="gr5" draw:text-style-name="P3" draw:layer="layout" svg:x1="14cm" svg:y1="7.5cm" svg:x2="11.5cm" svg:y2="7.5cm">
          <text:p/>
        </draw:line>
        <draw:frame draw:style-name="gr6" draw:text-style-name="P4" draw:layer="layout" svg:width="2.914cm" svg:height="0.81cm" svg:x="11.586cm" svg:y="7.5cm">
          <draw:text-box>
            <text:p><text:span text:style-name="T1">C_ADDR</text:span></text:p>
          </draw:text-box>
        </draw:frame>
        <draw:line draw:style-name="gr5" draw:text-style-name="P3" draw:layer="layout" svg:x1="14cm" svg:y1="8.279cm" svg:x2="11.5cm" svg:y2="8.279cm">
          <text:p/>
        </draw:line>
        <draw:frame draw:style-name="gr1" draw:text-style-name="P4" draw:layer="layout" svg:width="2.014cm" svg:height="0.81cm" svg:x="11.572cm" svg:y="8.25cm">
          <draw:text-box>
            <text:p><text:span text:style-name="T1">C_REN</text:span></text:p>
          </draw:text-box>
        </draw:frame>
        <draw:line draw:style-name="gr5" draw:text-style-name="P3" draw:layer="layout" svg:x1="14cm" svg:y1="9cm" svg:x2="11.5cm" svg:y2="9cm">
          <text:p/>
        </draw:line>
        <draw:frame draw:style-name="gr1" draw:text-style-name="P4" draw:layer="layout" svg:width="2.014cm" svg:height="0.81cm" svg:x="11.572cm" svg:y="9cm">
          <draw:text-box>
            <text:p><text:span text:style-name="T1">C_OUT</text:span></text:p>
          </draw:text-box>
        </draw:frame>
        <draw:line draw:style-name="gr5" draw:text-style-name="P3" draw:layer="layout" svg:x1="14cm" svg:y1="9.779cm" svg:x2="11.5cm" svg:y2="9.779cm">
          <text:p/>
        </draw:line>
        <draw:custom-shape draw:style-name="gr8" draw:text-style-name="P3" draw:layer="layout" svg:width="0.75cm" svg:height="2.75cm" draw:transform="rotate (-3.14159265358979) translate (11.259cm 10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right $1" draw:handle-position-x="right" draw:handle-position-y="$1"/>
          </draw:enhanced-geometry>
        </draw:custom-shape>
        <draw:frame draw:style-name="gr4" draw:text-style-name="P1" draw:layer="layout" svg:width="2.788cm" svg:height="0.971cm" draw:transform="rotate (1.5707963267949) translate (9.529cm 6.538cm)">
          <draw:text-box>
            <text:p><text:span text:style-name="T2">PORT B</text:span></text:p>
          </draw:text-box>
        </draw:frame>
        <draw:custom-shape draw:style-name="gr8" draw:text-style-name="P3" draw:layer="layout" svg:width="0.75cm" svg:height="2.75cm" draw:transform="rotate (-3.14159265358979) translate (11.25cm 6.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right $1" draw:handle-position-x="right" draw:handle-position-y="$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6T12:54:22.520665873</meta:creation-date>
    <dc:date>2026-02-17T13:11:17.806803350</dc:date>
    <meta:editing-duration>PT36M19S</meta:editing-duration>
    <meta:editing-cycles>35</meta:editing-cycles>
    <meta:generator>LibreOffice/25.2.3.2$Linux_X86_64 LibreOffice_project/520$Build-2</meta:generator>
    <meta:document-statistic meta:object-count="32"/>
  </office:meta>
</office:document-meta>
</file>